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8pt" style:text-underline-style="none" fo:font-weight="bold" officeooo:rsid="000a2426" officeooo:paragraph-rsid="0018305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6pt" style:text-underline-style="none" fo:font-weight="bold" officeooo:rsid="000a2426" officeooo:paragraph-rsid="0018305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officeooo:rsid="0018305c" officeooo:paragraph-rsid="0018305c" style:font-size-asian="14pt" style:font-weight-asian="bold" style:font-size-complex="16pt" style:font-weight-complex="bold"/>
    </style:style>
    <style:style style:name="P4" style:family="paragraph" style:parent-style-name="Standard" style:master-page-name="">
      <style:paragraph-properties fo:margin-top="0cm" fo:margin-bottom="0.247cm" style:contextual-spacing="false" style:line-height-at-least="0.688cm" fo:text-align="justify" style:justify-single-word="false" fo:widows="1" style:page-number="auto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18305c" style:font-size-asian="22pt" style:font-weight-asian="bold" style:font-size-complex="22pt" style:font-weight-complex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style:line-height-at-least="0.688cm" fo:text-align="justify" style:justify-single-word="false" fo:widows="1" fo:text-indent="0cm" style:auto-text-indent="false"/>
      <style:text-properties fo:font-variant="normal" fo:text-transform="none" fo:color="#000000" style:font-name="Liberation Serif" fo:font-size="22pt" fo:letter-spacing="normal" fo:font-style="normal" style:text-underline-style="none" fo:font-weight="bold" officeooo:rsid="001973e9" officeooo:paragraph-rsid="0018305c" style:font-size-asian="22pt" style:font-weight-asian="bold" style:font-size-complex="22pt" style:font-weight-complex="bold"/>
    </style:style>
    <style:style style:name="P6" style:family="paragraph" style:parent-style-name="Text_20_body">
      <style:paragraph-properties fo:margin-left="1.199cm" fo:margin-right="0cm" fo:margin-top="0cm" fo:margin-bottom="0.247cm" style:contextual-spacing="false" style:line-height-at-least="0.688cm" fo:text-align="justify" style:justify-single-word="false" fo:widows="1" fo:text-indent="-0.9cm" style:auto-text-indent="false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style:text-underline-style="none" fo:font-weight="bold" officeooo:rsid="001973e9" officeooo:paragraph-rsid="0018305c" style:font-size-asian="22pt" style:font-weight-asian="bold" style:font-size-complex="22pt" style:font-weight-complex="bold"/>
    </style:style>
    <style:style style:name="P7" style:family="paragraph" style:parent-style-name="Text_20_body" style:list-style-name="L1">
      <style:paragraph-properties fo:margin-top="0cm" fo:margin-bottom="0.247cm" style:contextual-spacing="false" style:line-height-at-least="0.688cm" fo:text-align="justify" style:justify-single-word="false" fo:widows="1"/>
      <style:text-properties fo:font-variant="normal" fo:text-transform="none" fo:color="#000000" style:font-name="Liberation Serif" fo:font-size="22pt" fo:letter-spacing="normal" fo:font-style="normal" fo:font-weight="bold" officeooo:rsid="001973e9" officeooo:paragraph-rsid="0018305c" style:font-size-asian="22pt" style:font-weight-asian="bold" style:font-size-complex="22pt" style:font-weight-complex="bold"/>
    </style:style>
    <style:style style:name="P8" style:family="paragraph" style:parent-style-name="Text_20_body" style:list-style-name="L2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style:text-underline-style="none" fo:font-weight="bold" officeooo:rsid="001973e9" officeooo:paragraph-rsid="0018305c" style:font-size-asian="22pt" style:font-weight-asian="bold" style:font-size-complex="22pt" style:font-weight-complex="bold"/>
    </style:style>
    <style:style style:name="P9" style:family="paragraph" style:parent-style-name="Text_20_body" style:list-style-name="L2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style:text-underline-style="none" fo:font-weight="bold" officeooo:rsid="001af385" officeooo:paragraph-rsid="0018305c" style:font-size-asian="22pt" style:font-weight-asian="bold" style:font-size-complex="22pt" style:font-weight-complex="bold"/>
    </style:style>
    <style:style style:name="P10" style:family="paragraph" style:parent-style-name="Text_20_body" style:list-style-name="L2">
      <style:paragraph-properties fo:margin-top="0cm" fo:margin-bottom="0.247cm" style:contextual-spacing="false" style:line-height-at-least="0.688cm" fo:text-align="justify" style:justify-single-word="false" fo:widows="1">
        <style:tab-stops>
          <style:tab-stop style:position="1.111cm"/>
        </style:tab-stops>
      </style:paragraph-properties>
      <style:text-properties fo:font-variant="normal" fo:text-transform="none" fo:color="#000000" style:font-name="Liberation Serif" fo:font-size="22pt" fo:letter-spacing="normal" fo:font-style="normal" style:text-underline-style="none" fo:font-weight="bold" officeooo:rsid="0018305c" officeooo:paragraph-rsid="0018305c" style:font-size-asian="22pt" style:font-weight-asian="bold" style:font-size-complex="22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16pt" officeooo:rsid="0018305c" officeooo:paragraph-rsid="0018305c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fo:font-weight="bold" officeooo:rsid="0018305c" officeooo:paragraph-rsid="0018305c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6pt" fo:font-weight="bold" officeooo:rsid="0018305c" officeooo:paragraph-rsid="0018305c" style:font-size-asian="14pt" style:font-weight-asian="bold" style:font-size-complex="16pt" style:font-weight-complex="bold"/>
    </style:style>
    <style:style style:name="P14" style:family="paragraph" style:parent-style-name="Table_20_Contents" style:list-style-name="L4">
      <style:paragraph-properties fo:text-align="center" style:justify-single-word="false"/>
      <style:text-properties fo:font-size="16pt" officeooo:rsid="0018305c" officeooo:paragraph-rsid="0018305c" style:font-size-asian="14pt" style:font-size-complex="16pt"/>
    </style:style>
    <style:style style:name="P15" style:family="paragraph" style:parent-style-name="Table_20_Contents">
      <style:paragraph-properties fo:text-align="justify" style:justify-single-word="false"/>
      <style:text-properties fo:font-size="16pt" fo:font-weight="normal" officeooo:rsid="0018305c" officeooo:paragraph-rsid="0018305c" style:font-size-asian="16pt" style:font-weight-asian="normal" style:font-size-complex="16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8pt" fo:font-weight="bold" officeooo:rsid="0018305c" officeooo:paragraph-rsid="0018305c" style:font-size-asian="18pt" style:font-weight-asian="bold" style:font-size-complex="18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18305c"/>
    </style:style>
    <style:style style:name="T3" style:family="text">
      <style:text-properties fo:color="#3399ff"/>
    </style:style>
    <style:style style:name="T4" style:family="text">
      <style:text-properties officeooo:rsid="0018305c"/>
    </style:style>
    <style:style style:name="T5" style:family="text">
      <style:text-properties fo:color="#ff950e" officeooo:rsid="0018305c"/>
    </style:style>
    <style:style style:name="T6" style:family="text">
      <style:text-properties officeooo:rsid="001a86b3"/>
    </style:style>
    <style:style style:name="T7" style:family="text">
      <style:text-properties officeooo:rsid="001af385"/>
    </style:style>
    <style:style style:name="T8" style:family="text">
      <style:text-properties officeooo:rsid="001c26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ting <text:span text:style-name="T5">R</text:span><text:span text:style-name="T2">o</text:span><text:span text:style-name="T1">om</text:span> with <text:span text:style-name="T3">T</text:span><text:span text:style-name="T1">eamchat</text:span></text:p>
      <text:p text:style-name="P1"/>
      <text:p text:style-name="P2">Step-1: <text:span text:style-name="T4">Exporting the War file</text:span></text:p>
      <text:p text:style-name="P2"/>
      <text:p text:style-name="P2">Step-<text:span text:style-name="T4">2</text:span>: <text:span text:style-name="T4">Deploying the War file</text:span></text:p>
      <text:p text:style-name="P2"/>
      <text:p text:style-name="P3"><text:span text:style-name="T1">Step-3: Ready to use</text:span></text:p>
      <text:p text:style-name="P3"/>
      <text:p text:style-name="P3"><text:span text:style-name="T1">Step-4: Follow the commands given below to use Room:-</text:span>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6">Commands</text:p>
          </table:table-cell>
          <table:table-cell table:style-name="Table1.B1" office:value-type="string">
            <text:p text:style-name="P16">Work</text:p>
          </table:table-cell>
        </table:table-row>
        <table:table-row>
          <table:table-cell table:style-name="Table1.A2" office:value-type="string">
            <text:p text:style-name="P13">help</text:p>
            <text:list xml:id="list6260430968360380251" text:style-name="L4">
              <text:list-header>
                <text:p text:style-name="P14"/>
              </text:list-header>
            </text:list>
          </table:table-cell>
          <table:table-cell table:style-name="Table1.B2" office:value-type="string">
            <text:p text:style-name="P11">It will tell user about the commands he/she should know before using Room</text:p>
          </table:table-cell>
        </table:table-row>
        <table:table-row>
          <table:table-cell table:style-name="Table1.A2" office:value-type="string">
            <text:p text:style-name="P12">Room</text:p>
          </table:table-cell>
          <table:table-cell table:style-name="Table1.B2" office:value-type="string">
            <text:p text:style-name="P15">Use this keyword to continue with your videochat</text:p>
          </table:table-cell>
        </table:table-row>
      </table:table>
      <text:p text:style-name="P1"/>
      <text:p text:style-name="P5">Note:- </text:p>
      <text:p text:style-name="P4"><text:span text:style-name="T4"><text:s text:c="3"/>1</text:span>. Libraries used:-</text:p>
      <text:list xml:id="list1575253211637373509" text:style-name="L1">
        <text:list-item>
          <text:p text:style-name="P7">Teamchat Client SDK 1.5</text:p>
          <text:p text:style-name="P7"/>
        </text:list-item>
      </text:list>
      <text:p text:style-name="P6"><text:span text:style-name="T4"><text:s/>2</text:span>. What changes <text:span text:style-name="T6">should</text:span> be done <text:span text:style-name="T6">before running this</text:span> project <text:s text:c="2"/>on any server?</text:p>
      <text:list xml:id="list7109093385767628493" text:style-name="L2">
        <text:list-item>
          <text:p text:style-name="P8"><text:span text:style-name="T7">Changes should be made in “web.xml” file , i.e your bot-email, </text:span>bot-password, db-host, db-name, db-user <text:span text:style-name="T7">and </text:span>db-password <text:span text:style-name="T8">as per your requirement</text:span></text:p>
        </text:list-item>
        <text:list-item>
          <text:p text:style-name="P9"><text:span text:style-name="T4">No database or table used during the </text:span><text:soft-page-break/><text:span text:style-name="T4">integration</text:span></text:p>
        </text:list-item>
        <text:list-item>
          <text:p text:style-name="P10">You only need to deploy the project's WAR file on the serv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22pt" style:font-name-asian="OpenSymbol" style:font-family-asian="OpenSymbol" style:font-charset-asian="x-symbol" style:font-size-asian="19.25pt" style:font-name-complex="OpenSymbol" style:font-family-complex="OpenSymbol" style:font-charset-complex="x-symbol" style:font-size-complex="2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3:45:30.409633852</meta:creation-date>
    <dc:date>2015-07-21T14:29:33.755137701</dc:date>
    <meta:editing-duration>P0D</meta:editing-duration>
    <meta:editing-cycles>1</meta:editing-cycles>
    <meta:document-statistic meta:table-count="1" meta:image-count="0" meta:object-count="0" meta:page-count="2" meta:paragraph-count="19" meta:word-count="119" meta:character-count="687" meta:non-whitespace-character-count="584"/>
    <meta:generator>LibreOffice/4.2.8.2$Linux_X86_64 LibreOffice_project/420m0$Build-2</meta:generator>
  </office:meta>
</office:document-meta>
</file>